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5cm" fo:min-width="5.857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31cm" fo:min-width="3.44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99cm" fo:min-width="7.12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29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6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0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92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43cm" fo:min-width="2.298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87cm" fo:min-width="5.34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9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43cm" fo:min-width="7.128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543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99cm" fo:min-width="7.637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87cm" fo:min-width="4.20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9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56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31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23.82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4.61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079cm" loext:decorative="false"/>
      <style:paragraph-properties style:writing-mode="lr-tb"/>
    </style:style>
    <style:style style:name="gr2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25" style:family="graphic" style:parent-style-name="objectwithoutfill">
      <style:graphic-properties draw:fill="none" draw:textarea-vertical-align="middle" loext:decorative="false"/>
    </style:style>
    <style:style style:name="gr26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0000" draw:fill="none" draw:textarea-vertical-align="middle" loext:decorative="false"/>
    </style:style>
    <style:style style:name="gr28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7.5cm" loext:decorative="false"/>
      <style:paragraph-properties style:writing-mode="lr-tb"/>
    </style:style>
    <style:style style:name="gr30" style:family="graphic" style:parent-style-name="objectwithoutfill">
      <style:graphic-properties svg:stroke-color="#00a933" draw:fill="none" draw:textarea-vertical-align="middle" loext:decorative="false"/>
    </style:style>
    <style:style style:name="P1" style:family="paragraph">
      <style:paragraph-properties fo:text-align="center"/>
      <style:text-properties fo:font-size="18.3999996185303pt"/>
    </style:style>
    <style:style style:name="P2" style:family="paragraph">
      <style:paragraph-properties fo:text-align="center" style:writing-mode="lr-tb"/>
      <style:text-properties fo:font-size="18.3999996185303pt"/>
    </style:style>
    <style:style style:name="P3" style:family="paragraph">
      <style:text-properties fo:font-size="18.3999996185303pt"/>
    </style:style>
    <style:style style:name="P4" style:family="paragraph">
      <loext:graphic-properties draw:fill="none" draw:fill-color="#ffffff"/>
      <style:text-properties fo:font-size="18.3999996185303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.399999618530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.399999618530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6.357cm" svg:height="2.305cm" svg:x="2.797cm" svg:y="9.219cm">
          <text:p text:style-name="P1">LINEA METR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883cm" svg:height="2.561cm" svg:x="11.951cm" svg:y="9.219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7.628cm" svg:height="2.049cm" svg:x="24.664cm" svg:y="9.731cm">
          <text:p text:style-name="P1">ESTACION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1.442cm" svg:height="7.54cm" svg:x="25.173cm" svg:y="12.292cm">
          <draw:text-box>
            <text:p text:style-name="P3">NombreEstación</text:p>
            <text:p text:style-name="P3">Subterranea</text:p>
            <text:p text:style-name="P3">FechaInuguracion</text:p>
            <text:p text:style-name="P3"/>
          </draw:text-box>
        </draw:frame>
        <draw:connector draw:style-name="gr5" draw:text-style-name="P5" draw:layer="layout" svg:x1="19.834cm" svg:y1="10.5cm" svg:x2="24.664cm" svg:y2="10.755cm" draw:start-shape="id1" draw:start-glue-point="7" draw:end-shape="id2" svg:d="M19834 10500h2415v255h2415" svg:viewBox="0 0 4831 256">
          <text:p/>
        </draw:connector>
        <draw:connector draw:style-name="gr5" draw:text-style-name="P5" draw:layer="layout" svg:x1="11.951cm" svg:y1="10.5cm" svg:x2="9.154cm" svg:y2="10.371cm" draw:start-shape="id1" draw:start-glue-point="5" draw:end-shape="id3" draw:end-glue-point="1" svg:d="M11951 10500h-1399v-129h-1398" svg:viewBox="0 0 2798 130">
          <text:p/>
        </draw:connector>
        <draw:frame draw:style-name="gr6" draw:text-style-name="P4" draw:layer="layout" svg:width="4.577cm" svg:height="1.714cm" svg:x="20.342cm" svg:y="8.194cm">
          <draw:text-box>
            <text:p text:style-name="P3">Pertenece</text:p>
            <text:p text:style-name="P3">(1:N)</text:p>
          </draw:text-box>
        </draw:frame>
        <draw:frame draw:style-name="gr7" draw:text-style-name="P4" draw:layer="layout" svg:width="5.594cm" svg:height="2.305cm" svg:x="15.256cm" svg:y="7.426cm">
          <draw:text-box>
            <text:p text:style-name="P3">N:M</text:p>
          </draw:text-box>
        </draw:frame>
        <draw:frame draw:style-name="gr8" draw:text-style-name="P4" draw:layer="layout" svg:width="4.068cm" svg:height="3.17cm" svg:x="9.662cm" svg:y="5.633cm">
          <draw:text-box>
            <text:p text:style-name="P3">PUEDEN TENER</text:p>
            <text:p text:style-name="P3"/>
            <text:p text:style-name="P3">(1:N)</text:p>
          </draw:text-box>
        </draw:frame>
        <draw:custom-shape draw:style-name="gr9" draw:text-style-name="P2" xml:id="id4" draw:id="id4" draw:layer="layout" svg:width="5.594cm" svg:height="3.585cm" svg:x="34.835cm" svg:y="8.963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5" draw:id="id5" draw:layer="layout" svg:width="5.848cm" svg:height="1.537cm" svg:x="46.786cm" svg:y="9.731cm">
          <text:p text:style-name="P1">ACCESOS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068cm" svg:height="3.17cm" svg:x="40.684cm" svg:y="8.963cm">
          <draw:text-box>
            <text:p text:style-name="P3">PUEDE TENER</text:p>
            <text:p text:style-name="P3"/>
            <text:p text:style-name="P3">(1:N)</text:p>
          </draw:text-box>
        </draw:frame>
        <draw:frame draw:style-name="gr11" draw:text-style-name="P4" draw:layer="layout" svg:width="8.391cm" svg:height="4.627cm" svg:x="47.041cm" svg:y="11.78cm">
          <draw:text-box>
            <text:p text:style-name="P3">IdAccesos</text:p>
            <text:p text:style-name="P3">Calle</text:p>
            <text:p text:style-name="P3">Cabina</text:p>
            <text:p text:style-name="P3"><text:tab/>Cobro<text:tab/></text:p>
            <text:p text:style-name="P3"><text:tab/>automatica</text:p>
            <text:p text:style-name="P3"/>
          </draw:text-box>
        </draw:frame>
        <draw:frame draw:style-name="gr12" draw:text-style-name="P4" draw:layer="layout" svg:width="5.594cm" svg:height="2.049cm" svg:x="33.31cm" svg:y="7.938cm">
          <draw:text-box>
            <text:p text:style-name="P3">Pertenece</text:p>
            <text:p text:style-name="P3">1:1</text:p>
          </draw:text-box>
        </draw:frame>
        <draw:connector draw:style-name="gr5" draw:text-style-name="P5" draw:layer="layout" svg:x1="32.292cm" svg:y1="10.755cm" svg:x2="34.835cm" svg:y2="10.756cm" draw:start-shape="id2" draw:start-glue-point="1" draw:end-shape="id4" draw:end-glue-point="5" svg:d="M32292 10755h1272v1h1271" svg:viewBox="0 0 2544 2">
          <text:p/>
        </draw:connector>
        <draw:connector draw:style-name="gr5" draw:text-style-name="P5" draw:layer="layout" svg:x1="40.429cm" svg:y1="10.756cm" svg:x2="46.786cm" svg:y2="10.499cm" draw:start-shape="id4" draw:start-glue-point="7" draw:end-shape="id5" draw:end-glue-point="3" svg:d="M40429 10756h3179v-257h3178" svg:viewBox="0 0 6358 258">
          <text:p/>
        </draw:connector>
        <draw:custom-shape draw:style-name="gr13" draw:text-style-name="P2" xml:id="id6" draw:id="id6" draw:layer="layout" svg:width="7.628cm" svg:height="1.793cm" svg:x="25.173cm" svg:y="20.231cm">
          <text:p text:style-name="P1">TRENE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9.834cm" svg:y1="10.5cm" svg:x2="25.173cm" svg:y2="21.127cm" draw:start-shape="id1" draw:start-glue-point="7" draw:end-shape="id6" draw:end-glue-point="3" svg:d="M19834 10500h2670v10627h2669" svg:viewBox="0 0 5340 10628">
          <text:p/>
        </draw:connector>
        <draw:frame draw:style-name="gr14" draw:text-style-name="P4" draw:layer="layout" svg:width="5.086cm" svg:height="1.793cm" svg:x="22.376cm" svg:y="22.023cm">
          <draw:text-box>
            <text:p text:style-name="P3">1:N</text:p>
          </draw:text-box>
        </draw:frame>
        <draw:frame draw:style-name="gr12" draw:text-style-name="P4" draw:layer="layout" svg:width="4.068cm" svg:height="2.049cm" svg:x="9.916cm" svg:y="11.78cm">
          <draw:text-box>
            <text:p text:style-name="P3">0:1</text:p>
          </draw:text-box>
        </draw:frame>
        <draw:frame draw:style-name="gr11" draw:text-style-name="P4" draw:layer="layout" svg:width="10.934cm" svg:height="4.627cm" svg:x="25.681cm" svg:y="22.792cm">
          <draw:text-box>
            <text:p text:style-name="P3">CodigoTren</text:p>
            <text:p text:style-name="P3">Modelo</text:p>
            <text:p text:style-name="P3">Velocidad</text:p>
            <text:p text:style-name="P3">Capacidad</text:p>
            <text:p text:style-name="P3">FechaCompra</text:p>
            <text:p text:style-name="P3">PaisFabricante</text:p>
          </draw:text-box>
        </draw:frame>
        <draw:custom-shape draw:style-name="gr15" draw:text-style-name="P2" xml:id="id7" draw:id="id7" draw:layer="layout" svg:width="8.137cm" svg:height="2.049cm" svg:x="52.126cm" svg:y="19.718cm">
          <text:p text:style-name="P1">COCHERAS</text:p>
          <draw:enhanced-geometry svg:viewBox="0 0 21600 21600" draw:type="rectangle" draw:enhanced-path="M 0 0 L 21600 0 21600 21600 0 21600 0 0 Z N"/>
        </draw:custom-shape>
        <draw:custom-shape draw:style-name="gr16" draw:text-style-name="P2" xml:id="id8" draw:id="id8" draw:layer="layout" svg:width="9.408cm" svg:height="3.073cm" svg:x="36.107cm" svg:y="22.023cm">
          <text:p text:style-name="P1">ASIGN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40.429cm" svg:y1="10.755cm" svg:x2="52.126cm" svg:y2="20.742cm" draw:start-shape="id4" draw:end-shape="id7" draw:end-glue-point="3" svg:d="M40429 10755h5849v9987h5848" svg:viewBox="0 0 11698 9988">
          <text:p/>
        </draw:connector>
        <draw:connector draw:style-name="gr5" draw:text-style-name="P5" draw:layer="layout" svg:x1="45.515cm" svg:y1="23.56cm" svg:x2="52.126cm" svg:y2="20.742cm" draw:start-shape="id8" draw:start-glue-point="7" draw:end-shape="id7" draw:end-glue-point="3" svg:d="M45515 23560h3306v-2818h3305" svg:viewBox="0 0 6612 2819">
          <text:p/>
        </draw:connector>
        <draw:connector draw:style-name="gr5" draw:text-style-name="P5" draw:layer="layout" svg:x1="32.801cm" svg:y1="21.127cm" svg:x2="36.107cm" svg:y2="23.56cm" draw:start-shape="id6" draw:start-glue-point="1" draw:end-shape="id8" draw:end-glue-point="5" svg:d="M32801 21127h1653v2433h1653" svg:viewBox="0 0 3307 2434">
          <text:p/>
        </draw:connector>
        <draw:frame draw:style-name="gr12" draw:text-style-name="P4" draw:layer="layout" svg:width="6.865cm" svg:height="2.049cm" svg:x="46.278cm" svg:y="24.84cm">
          <draw:text-box>
            <text:p text:style-name="P3">PERTENECE</text:p>
            <text:p text:style-name="P3">1:1</text:p>
          </draw:text-box>
        </draw:frame>
        <draw:frame draw:style-name="gr12" draw:text-style-name="P4" draw:layer="layout" svg:width="7.12cm" svg:height="2.049cm" svg:x="38.141cm" svg:y="26.121cm">
          <draw:text-box>
            <text:p text:style-name="P3">FechaComienzo</text:p>
          </draw:text-box>
        </draw:frame>
        <draw:frame draw:style-name="gr12" draw:text-style-name="P4" draw:layer="layout" svg:width="6.611cm" svg:height="2.049cm" svg:x="33.818cm" svg:y="19.975cm">
          <draw:text-box>
            <text:p text:style-name="P3">(1:N)</text:p>
          </draw:text-box>
        </draw:frame>
        <draw:frame draw:style-name="gr6" draw:text-style-name="P4" draw:layer="layout" svg:width="4.068cm" svg:height="1.714cm" svg:x="33.564cm" svg:y="18.694cm">
          <draw:text-box>
            <text:p text:style-name="P3">Cocheras tienen </text:p>
          </draw:text-box>
        </draw:frame>
        <draw:frame draw:style-name="gr6" draw:text-style-name="P4" draw:layer="layout" svg:width="4.831cm" svg:height="1.714cm" svg:x="48.821cm" svg:y="17.926cm">
          <draw:text-box>
            <text:p text:style-name="P3">Estacion cuenta con 1:1</text:p>
          </draw:text-box>
        </draw:frame>
        <draw:frame draw:style-name="gr17" draw:text-style-name="P4" draw:layer="layout" svg:width="3.306cm" svg:height="2.442cm" svg:x="41.447cm" svg:y="14.084cm">
          <draw:text-box>
            <text:p text:style-name="P3">Cocheras pueden tener 1:N</text:p>
          </draw:text-box>
        </draw:frame>
        <draw:frame draw:style-name="gr18" draw:text-style-name="P4" draw:layer="layout" svg:width="7.883cm" svg:height="2.817cm" svg:x="52.635cm" svg:y="22.279cm">
          <draw:text-box>
            <text:p text:style-name="P3">NombreUnico</text:p>
            <text:p text:style-name="P3">MaxTrenes</text:p>
          </draw:text-box>
        </draw:frame>
        <draw:frame draw:style-name="gr19" draw:text-style-name="P4" draw:layer="layout" svg:width="4.577cm" svg:height="2.561cm" svg:x="36.87cm" svg:y="7.426cm">
          <draw:text-box>
            <text:p text:style-name="P3">1:N</text:p>
          </draw:text-box>
        </draw:frame>
        <draw:frame draw:style-name="gr14" draw:text-style-name="P4" draw:layer="layout" svg:width="2.543cm" svg:height="1.793cm" svg:x="40.43cm" svg:y="19.718cm">
          <draw:text-box>
            <text:p text:style-name="P3">N:1</text:p>
          </draw:text-box>
        </draw:frame>
        <draw:frame draw:style-name="gr20" draw:text-style-name="P4" draw:layer="layout" svg:width="40.939cm" svg:height="25.003cm" svg:x="2.034cm" svg:y="33.701cm">
          <draw:text-box>
            <text:p text:style-name="P3">Linea Metro (<text:span text:style-name="T1">NumeroLinea</text:span>, <text:span text:style-name="T1">NombreLinea</text:span>, Color)</text:p>
            <text:p text:style-name="P3"/>
            <text:p text:style-name="P3"/>
            <text:p text:style-name="P3">LineaMetro-NombreLinea(<text:span text:style-name="T1">NumeroLinea</text:span>, <text:span text:style-name="T2">NombrePrimera</text:span>, <text:span text:style-name="T2">NombreUltima</text:span>) </text:p>
            <text:p text:style-name="P3"/>
            <text:p text:style-name="P3"/>
            <text:p text:style-name="P3">LineaMetro-Estacion(<text:span text:style-name="T1">NumeroLinea</text:span>, <text:span text:style-name="T1">NombreEstacion, orden</text:span>)</text:p>
            <text:p text:style-name="P3"/>
            <text:p text:style-name="P3"/>
            <text:p text:style-name="P3">Estacion(<text:span text:style-name="T1">NombreEstacion</text:span>, Subterranea, FechaInauguracion)</text:p>
            <text:p text:style-name="P3"/>
            <text:p text:style-name="P3"/>
            <text:p text:style-name="P3"/>
            <text:p text:style-name="P3">Accesos(<text:span text:style-name="T1">IdAccesos</text:span>,Calle, <text:span text:style-name="T1">NombreEstacion</text:span>) </text:p>
            <text:p text:style-name="P3"/>
            <text:p text:style-name="P3"/>
            <text:p text:style-name="P3">Accesos-Cabina(<text:span text:style-name="T1">IdAccesos</text:span>, <text:span text:style-name="T1">CabinacCobro</text:span>, <text:span text:style-name="T1">CabinaAutomatica</text:span>)</text:p>
            <text:p text:style-name="P3"/>
            <text:p text:style-name="P3"/>
            <text:p text:style-name="P3"/>
            <text:p text:style-name="P3"/>
            <text:p text:style-name="P3">Cocheras(<text:span text:style-name="T1">NombreUnico</text:span>, MaxTrenes, <text:span text:style-name="T1">NombreEstación</text:span>)</text:p>
            <text:p text:style-name="P3"/>
            <text:p text:style-name="P3"/>
            <text:p text:style-name="P3">Trenes(<text:span text:style-name="T1">CodigoTren</text:span>, Modelo,Velocidad,FechaCompra,PaisFabricante, <text:span text:style-name="T1">NumeroLinea, IdCochera</text:span>)</text:p>
            <text:p text:style-name="P3"/>
            <text:p text:style-name="P3"/>
            <text:p text:style-name="P3">Cocheras(<text:span text:style-name="T1">NombreUnico</text:span>, MaxTrenes)</text:p>
            <text:p text:style-name="P3"/>
            <text:p text:style-name="P3"/>
            <text:p text:style-name="P3">Trenes-Cocheras<text:span text:style-name="T1">(IdCochera, CodigoTren, FechaComienzo)</text:span></text:p>
            <text:p text:style-name="P3"/>
            <text:p text:style-name="P3"/>
            <text:p text:style-name="P3"/>
          </draw:text-box>
        </draw:frame>
        <draw:frame draw:style-name="gr21" draw:text-style-name="P7" draw:layer="layout" svg:width="7.883cm" svg:height="4.866cm" svg:x="2.542cm" svg:y="12.292cm">
          <draw:text-box>
            <text:p text:style-name="P6">IdNumero</text:p>
            <text:p text:style-name="P6">NombreLinea:</text:p>
            <text:p text:style-name="P6"><text:tab/><text:tab/>Primera</text:p>
            <text:p text:style-name="P6"><text:tab/><text:tab/>Segunda</text:p>
            <text:p text:style-name="P6">Color</text:p>
          </draw:text-box>
        </draw:frame>
        <draw:frame draw:style-name="gr22" draw:text-style-name="P4" xml:id="id9" draw:id="id9" draw:layer="layout" svg:width="5.594cm" svg:height="3.329cm" svg:x="14.239cm" svg:y="12.804cm">
          <draw:text-box>
            <text:p text:style-name="P3">Orden</text:p>
          </draw:text-box>
        </draw:frame>
        <draw:connector draw:style-name="gr5" draw:text-style-name="P5" draw:layer="layout" svg:x1="17.036cm" svg:y1="12.804cm" svg:x2="15.893cm" svg:y2="11.78cm" draw:start-shape="id9" draw:start-glue-point="0" draw:end-shape="id1" draw:end-glue-point="6" svg:d="M17036 12804v-511h-1143v-513" svg:viewBox="0 0 1144 1025">
          <text:p/>
        </draw:connector>
        <draw:line draw:style-name="gr23" draw:text-style-name="P8" draw:layer="layout" svg:x1="13.221cm" svg:y1="35.852cm" svg:x2="4.576cm" svg:y2="34.828cm">
          <text:p/>
        </draw:line>
        <draw:line draw:style-name="gr24" draw:text-style-name="P8" draw:layer="layout" svg:x1="13.73cm" svg:y1="39.437cm" svg:x2="4.576cm" svg:y2="39.949cm">
          <text:p/>
        </draw:line>
        <draw:line draw:style-name="gr25" draw:text-style-name="P8" draw:layer="layout" svg:x1="1.017cm" svg:y1="38.67cm" svg:x2="1.017cm" svg:y2="34.316cm">
          <text:p/>
        </draw:line>
        <draw:line draw:style-name="gr26" draw:text-style-name="P8" draw:layer="layout" svg:x1="8.899cm" svg:y1="45.327cm" svg:x2="3.305cm" svg:y2="44.303cm">
          <text:p/>
        </draw:line>
        <draw:line draw:style-name="gr25" draw:text-style-name="P8" draw:layer="layout" svg:x1="1.017cm" svg:y1="38.669cm" svg:x2="2.288cm" svg:y2="38.669cm">
          <text:p/>
        </draw:line>
        <draw:line draw:style-name="gr25" draw:text-style-name="P8" draw:layer="layout" svg:x1="1.017cm" svg:y1="34.316cm" svg:x2="2.288cm" svg:y2="34.316cm">
          <text:p/>
        </draw:line>
        <draw:line draw:style-name="gr25" draw:text-style-name="P8" draw:layer="layout" svg:x1="1.017cm" svg:y1="49.425cm" svg:x2="1.017cm" svg:y2="40.718cm">
          <text:p/>
        </draw:line>
        <draw:line draw:style-name="gr25" draw:text-style-name="P8" draw:layer="layout" svg:x1="1.271cm" svg:y1="40.974cm" svg:x2="2.542cm" svg:y2="40.974cm">
          <text:p/>
        </draw:line>
        <draw:line draw:style-name="gr25" draw:text-style-name="P8" draw:layer="layout" svg:x1="0.762cm" svg:y1="49.169cm" svg:x2="2.033cm" svg:y2="49.169cm">
          <text:p/>
        </draw:line>
        <draw:line draw:style-name="gr27" draw:text-style-name="P8" draw:layer="layout" svg:x1="1.75cm" svg:y1="51.5cm" svg:x2="1.75cm" svg:y2="34cm">
          <text:p/>
        </draw:line>
        <draw:line draw:style-name="gr27" draw:text-style-name="P8" draw:layer="layout" svg:x1="1.729cm" svg:y1="34cm" svg:x2="2.25cm" svg:y2="34cm">
          <text:p/>
        </draw:line>
        <draw:line draw:style-name="gr27" draw:text-style-name="P8" draw:layer="layout" svg:x1="1.75cm" svg:y1="51.5cm" svg:x2="2.271cm" svg:y2="51.5cm">
          <text:p/>
        </draw:line>
        <draw:line draw:style-name="gr28" draw:text-style-name="P8" draw:layer="layout" svg:x1="28.25cm" svg:y1="52.5cm" svg:x2="3.75cm" svg:y2="53cm">
          <text:p/>
        </draw:line>
        <draw:frame draw:style-name="gr29" draw:text-style-name="P10" draw:layer="layout" svg:width="41.25cm" svg:height="17.75cm" svg:x="49.75cm" svg:y="36.5cm">
          <draw:text-box>
            <text:p text:style-name="P9"><text:span text:style-name="T3"/></text:p>
            <text:p text:style-name="P9"><text:span text:style-name="T3">// Cuando son compuestas <text:s/>lo que se hace es crear una relación de “tupla-atributo2” donde pasaremos la PK, crearesmos las FK con los atributos que tengamos que poner</text:span></text:p>
            <text:p text:style-name="P9"><text:span text:style-name="T3"/></text:p>
            <text:p text:style-name="P9"><text:span text:style-name="T3"/></text:p>
            <text:p text:style-name="P9"><text:span text:style-name="T3">//En las relaciones 1:N se pasa la máxima de 1 a N</text:span></text:p>
            <text:p text:style-name="P9"><text:span text:style-name="T3"/></text:p>
            <text:p text:style-name="P9"><text:span text:style-name="T3">// Cuando tenemos atributos en relaciones se debe de crear una nueva Tupla pasando “TuplaOrigen-TuplaDestino” donde pasaremos las dos PK como FK y creando como PK el atributo de la relación</text:span></text:p>
          </draw:text-box>
        </draw:frame>
        <draw:line draw:style-name="gr30" draw:text-style-name="P8" draw:layer="layout" svg:x1="0.5cm" svg:y1="56cm" svg:x2="0.5cm" svg:y2="49.75cm">
          <text:p/>
        </draw:line>
        <draw:line draw:style-name="gr30" draw:text-style-name="P8" draw:layer="layout" svg:x1="0.5cm" svg:y1="49.75cm" svg:x2="2cm" svg:y2="49.5cm">
          <text:p/>
        </draw:line>
        <draw:line draw:style-name="gr30" draw:text-style-name="P8" draw:layer="layout" svg:x1="0.5cm" svg:y1="56cm" svg:x2="2cm" svg:y2="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22:38:39.934000000</meta:creation-date>
    <dc:date>2024-10-27T13:31:02.957000000</dc:date>
    <meta:editing-duration>PT1H40M26S</meta:editing-duration>
    <meta:editing-cycles>28</meta:editing-cycles>
    <meta:generator>LibreOffice/24.8.2.1$Windows_X86_64 LibreOffice_project/0f794b6e29741098670a3b95d60478a65d05ef13</meta:generator>
    <meta:document-statistic meta:object-count="56"/>
  </office:meta>
</office:document-meta>
</file>